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40F9F61BEEADEB2074.png" manifest:media-type="image/png"/>
  <manifest:file-entry manifest:full-path="Pictures/10000201000001FB000001FBADC47EBA36F7A24D.png" manifest:media-type="image/png"/>
  <manifest:file-entry manifest:full-path="Pictures/10000A320000069D0000069D742DC6884BF31F8A.svg" manifest:media-type="image/svg+xml"/>
  <manifest:file-entry manifest:full-path="Pictures/100003FB0000345C0000345C00BE30BEF33A595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DejaVu Sans" svg:font-family="'DejaVu Sans'" style:font-family-generic="roman" style:font-pitch="variable"/>
    <style:font-face style:name="Tinos" svg:font-family="Tinos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top" draw:auto-grow-height="false" fo:min-height="12.765cm" fo:min-width="25.077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616cm" fo:min-width="3.323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616cm" fo:min-width="3.323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616cm" fo:min-width="3.323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616cm" fo:min-width="3.323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711cm" fo:min-width="2.102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105cm" fo:min-width="2.948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cc99" draw:textarea-horizontal-align="justify" draw:textarea-vertical-align="middle" draw:auto-grow-height="false" fo:min-height="1.296cm" fo:min-width="13.47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bottom" draw:auto-grow-height="false" fo:min-height="2.03cm" fo:min-width="2.967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63cm" fo:min-width="1.346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63cm" fo:min-width="1.346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bottom" draw:auto-grow-height="false" fo:min-height="2.03cm" fo:min-width="2.967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63cm" fo:min-width="1.346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63cm" fo:min-width="1.346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bottom" draw:auto-grow-height="false" fo:min-height="2.03cm" fo:min-width="2.967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63cm" fo:min-width="1.346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63cm" fo:min-width="1.346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top" draw:auto-grow-height="false" fo:min-height="12.765cm" fo:min-width="25.077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616cm" fo:min-width="3.323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616cm" fo:min-width="3.323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616cm" fo:min-width="3.323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616cm" fo:min-width="3.323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711cm" fo:min-width="2.102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105cm" fo:min-width="2.948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cc99" draw:textarea-horizontal-align="justify" draw:textarea-vertical-align="middle" draw:auto-grow-height="false" fo:min-height="1.296cm" fo:min-width="13.478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top" draw:auto-grow-height="false" fo:min-height="12.765cm" fo:min-width="25.077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616cm" fo:min-width="3.323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616cm" fo:min-width="3.323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616cm" fo:min-width="3.323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616cm" fo:min-width="3.323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711cm" fo:min-width="2.102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105cm" fo:min-width="2.948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cc99" draw:textarea-horizontal-align="justify" draw:textarea-vertical-align="middle" draw:auto-grow-height="false" fo:min-height="1.296cm" fo:min-width="13.478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bottom" draw:auto-grow-height="false" fo:min-height="2.616cm" fo:min-width="7.528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1.236cm" fo:min-width="5.535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63cm" fo:min-width="1.346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mo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94bd5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4bd5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style:font-name-asian="Source Han Sans Regular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94bd5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Source Han Sans Regular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cc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mo" fo:font-size="16pt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mo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mo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mo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style:font-name-asian="Source Han Sans Regular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Source Han Sans Regular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mo" fo:font-size="16pt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mo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577cm" svg:height="13.015cm" svg:x="1.369cm" svg:y="1.499cm">
          <text:p text:style-name="P1"><text:span text:style-name="T1">Wakam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23cm" svg:height="1.866cm" svg:x="1.877cm" svg:y="12.357cm">
          <text:p text:style-name="P1"><text:span text:style-name="T2">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23cm" svg:height="1.866cm" svg:x="6.153cm" svg:y="7.947cm">
          <text:p text:style-name="P1"><text:span text:style-name="T2">HV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23cm" svg:height="1.866cm" svg:x="1.877cm" svg:y="7.947cm">
          <text:p text:style-name="P1"><text:span text:style-name="T2">DCMG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823cm" svg:height="1.866cm" svg:x="1.877cm" svg:y="10.138cm">
          <text:p text:style-name="P1"><text:span text:style-name="T2">Colle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601cm" svg:height="3.716cm" svg:x="6.627cm" svg:y="10.507cm">
          <text:p text:style-name="P1"><text:span text:style-name="T3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5" draw:layer="layout" svg:width="3.448cm" svg:height="1.355cm" svg:x="1.877cm" svg:y="5.114cm">
          <text:p text:style-name="P1"><text:span text:style-name="T4">Mussel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941cm" svg:height="1.941cm" svg:x="1.877cm" svg:y="2.791cm">
          <draw:image xlink:href="Pictures/100003FB0000345C0000345C00BE30BEF33A5957.svg" xlink:type="simple" xlink:show="embed" xlink:actuate="onLoad">
            <text:p/>
          </draw:image>
          <draw:image xlink:href="Pictures/10000201000001FB000001FBADC47EBA36F7A24D.png" xlink:type="simple" xlink:show="embed" xlink:actuate="onLoad"/>
        </draw:frame>
        <draw:custom-shape draw:style-name="gr9" draw:text-style-name="P7" draw:layer="layout" svg:width="13.978cm" svg:height="1.546cm" svg:x="12.166cm" svg:y="6.63cm">
          <text:p text:style-name="P1"><text:span text:style-name="T5">Br0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467cm" svg:height="2.28cm" svg:x="12.165cm" svg:y="11.277cm">
          <text:p text:style-name="P1"><text:span text:style-name="T1">Instanc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846cm" svg:height="0.88cm" svg:x="13.321cm" svg:y="10.96cm">
          <text:p text:style-name="P1"><text:span text:style-name="T6">Eth0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4.249cm" svg:y1="8.659cm" svg:x2="14.257cm" svg:y2="10.96cm">
          <text:p/>
        </draw:line>
        <draw:custom-shape draw:style-name="gr13" draw:text-style-name="P9" draw:layer="layout" svg:width="1.846cm" svg:height="0.88cm" svg:x="13.321cm" svg:y="7.779cm">
          <text:p text:style-name="P1"><text:span text:style-name="T6">Tap0</text:span>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.692cm" svg:height="1.692cm" svg:x="13.538cm" svg:y="8.966cm">
          <draw:image xlink:href="Pictures/10000A320000069D0000069D742DC6884BF31F8A.svg" xlink:type="simple" xlink:show="embed" xlink:actuate="onLoad">
            <text:p/>
          </draw:image>
          <draw:image xlink:href="Pictures/100002010000004000000040F9F61BEEADEB2074.png" xlink:type="simple" xlink:show="embed" xlink:actuate="onLoad"/>
        </draw:frame>
        <draw:custom-shape draw:style-name="gr15" draw:text-style-name="P8" draw:layer="layout" svg:width="3.467cm" svg:height="2.28cm" svg:x="16.04cm" svg:y="11.277cm">
          <text:p text:style-name="P1"><text:span text:style-name="T1">Instance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846cm" svg:height="0.88cm" svg:x="17.196cm" svg:y="10.96cm">
          <text:p text:style-name="P1"><text:span text:style-name="T6">Eth0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18.124cm" svg:y1="8.659cm" svg:x2="18.132cm" svg:y2="10.96cm">
          <text:p/>
        </draw:line>
        <draw:custom-shape draw:style-name="gr18" draw:text-style-name="P9" draw:layer="layout" svg:width="1.846cm" svg:height="0.88cm" svg:x="17.196cm" svg:y="7.779cm">
          <text:p text:style-name="P1"><text:span text:style-name="T6">Tap1</text:span></text:p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1.692cm" svg:height="1.692cm" svg:x="17.413cm" svg:y="8.966cm">
          <draw:image xlink:href="Pictures/10000A320000069D0000069D742DC6884BF31F8A.svg" xlink:type="simple" xlink:show="embed" xlink:actuate="onLoad">
            <text:p/>
          </draw:image>
          <draw:image xlink:href="Pictures/100002010000004000000040F9F61BEEADEB2074.png" xlink:type="simple" xlink:show="embed" xlink:actuate="onLoad"/>
        </draw:frame>
        <draw:custom-shape draw:style-name="gr20" draw:text-style-name="P8" draw:layer="layout" svg:width="3.467cm" svg:height="2.28cm" svg:x="20.022cm" svg:y="11.277cm">
          <text:p text:style-name="P1"><text:span text:style-name="T1">Instance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.846cm" svg:height="0.88cm" svg:x="21.178cm" svg:y="10.96cm">
          <text:p text:style-name="P1"><text:span text:style-name="T6">Eth0</text:span></text:p>
          <draw:enhanced-geometry svg:viewBox="0 0 21600 21600" draw:type="rectangle" draw:enhanced-path="M 0 0 L 21600 0 21600 21600 0 21600 0 0 Z N"/>
        </draw:custom-shape>
        <draw:line draw:style-name="gr22" draw:text-style-name="P6" draw:layer="layout" svg:x1="22.106cm" svg:y1="8.659cm" svg:x2="22.114cm" svg:y2="10.96cm">
          <text:p/>
        </draw:line>
        <draw:custom-shape draw:style-name="gr23" draw:text-style-name="P9" draw:layer="layout" svg:width="1.846cm" svg:height="0.88cm" svg:x="21.178cm" svg:y="7.779cm">
          <text:p text:style-name="P1"><text:span text:style-name="T6">Tap2</text:span></text:p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1.692cm" svg:height="1.692cm" svg:x="21.395cm" svg:y="8.966cm">
          <draw:image xlink:href="Pictures/10000A320000069D0000069D742DC6884BF31F8A.svg" xlink:type="simple" xlink:show="embed" xlink:actuate="onLoad">
            <text:p/>
          </draw:image>
          <draw:image xlink:href="Pictures/100002010000004000000040F9F61BEEADEB2074.png" xlink:type="simple" xlink:show="embed" xlink:actuate="onLoad"/>
        </draw:frame>
      </draw:page>
      <draw:page draw:name="page2" draw:style-name="dp1" draw:master-page-name="Default">
        <draw:custom-shape draw:style-name="gr25" draw:text-style-name="P2" draw:layer="layout" svg:width="25.577cm" svg:height="13.015cm" svg:x="1.369cm" svg:y="1.499cm">
          <text:p text:style-name="P1"><text:span text:style-name="T1">Wakam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3.823cm" svg:height="1.866cm" svg:x="1.877cm" svg:y="12.357cm">
          <text:p text:style-name="P1"><text:span text:style-name="T2">RabbitMQ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3.823cm" svg:height="1.866cm" svg:x="6.153cm" svg:y="7.947cm">
          <text:p text:style-name="P1"><text:span text:style-name="T2">HVA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3.823cm" svg:height="1.866cm" svg:x="1.877cm" svg:y="7.947cm">
          <text:p text:style-name="P1"><text:span text:style-name="T2">DCMGR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3.823cm" svg:height="1.866cm" svg:x="1.877cm" svg:y="10.138cm">
          <text:p text:style-name="P1"><text:span text:style-name="T2">Collector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2.601cm" svg:height="3.716cm" svg:x="6.627cm" svg:y="10.507cm">
          <text:p text:style-name="P1"><text:span text:style-name="T3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1" draw:text-style-name="P5" draw:layer="layout" svg:width="3.448cm" svg:height="1.355cm" svg:x="1.877cm" svg:y="5.114cm">
          <text:p text:style-name="P1"><text:span text:style-name="T4">Mussel</text:span></text:p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1.941cm" svg:height="1.941cm" svg:x="1.877cm" svg:y="2.791cm">
          <draw:image xlink:href="Pictures/100003FB0000345C0000345C00BE30BEF33A5957.svg" xlink:type="simple" xlink:show="embed" xlink:actuate="onLoad">
            <text:p/>
          </draw:image>
          <draw:image xlink:href="Pictures/10000201000001FB000001FBADC47EBA36F7A24D.png" xlink:type="simple" xlink:show="embed" xlink:actuate="onLoad"/>
        </draw:frame>
        <draw:custom-shape draw:style-name="gr33" draw:text-style-name="P7" draw:layer="layout" svg:width="13.978cm" svg:height="1.546cm" svg:x="12.166cm" svg:y="6.63cm">
          <text:p text:style-name="P1"><text:span text:style-name="T5">Br0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34" draw:text-style-name="P2" draw:layer="layout" svg:width="25.577cm" svg:height="13.015cm" svg:x="1.369cm" svg:y="1.499cm">
          <text:p text:style-name="P1"><text:span text:style-name="T1">Wakam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3.823cm" svg:height="1.866cm" svg:x="1.877cm" svg:y="12.357cm">
          <text:p text:style-name="P1"><text:span text:style-name="T2">RabbitMQ</text:span></text:p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3.823cm" svg:height="1.866cm" svg:x="6.153cm" svg:y="7.947cm">
          <text:p text:style-name="P1"><text:span text:style-name="T2">HVA</text:span></text:p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3.823cm" svg:height="1.866cm" svg:x="1.877cm" svg:y="7.947cm">
          <text:p text:style-name="P1"><text:span text:style-name="T2">DCMGR</text:span></text:p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3.823cm" svg:height="1.866cm" svg:x="1.877cm" svg:y="10.138cm">
          <text:p text:style-name="P1"><text:span text:style-name="T2">Collector</text:span></text:p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2.601cm" svg:height="3.716cm" svg:x="6.627cm" svg:y="10.507cm">
          <text:p text:style-name="P1"><text:span text:style-name="T3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0" draw:text-style-name="P5" draw:layer="layout" svg:width="3.448cm" svg:height="1.355cm" svg:x="1.877cm" svg:y="5.114cm">
          <text:p text:style-name="P1"><text:span text:style-name="T4">Mussel</text:span></text:p>
          <draw:enhanced-geometry svg:viewBox="0 0 21600 21600" draw:type="rectangle" draw:enhanced-path="M 0 0 L 21600 0 21600 21600 0 21600 0 0 Z N"/>
        </draw:custom-shape>
        <draw:frame draw:style-name="gr41" draw:text-style-name="P6" draw:layer="layout" svg:width="1.941cm" svg:height="1.941cm" svg:x="1.877cm" svg:y="2.791cm">
          <draw:image xlink:href="Pictures/100003FB0000345C0000345C00BE30BEF33A5957.svg" xlink:type="simple" xlink:show="embed" xlink:actuate="onLoad">
            <text:p/>
          </draw:image>
          <draw:image xlink:href="Pictures/10000201000001FB000001FBADC47EBA36F7A24D.png" xlink:type="simple" xlink:show="embed" xlink:actuate="onLoad"/>
        </draw:frame>
        <draw:custom-shape draw:style-name="gr42" draw:text-style-name="P7" draw:layer="layout" svg:width="13.978cm" svg:height="1.546cm" svg:x="12.166cm" svg:y="6.63cm">
          <text:p text:style-name="P1"><text:span text:style-name="T5">Br0</text:span></text:p>
          <draw:enhanced-geometry svg:viewBox="0 0 21600 21600" draw:type="rectangle" draw:enhanced-path="M 0 0 L 21600 0 21600 21600 0 21600 0 0 Z N"/>
        </draw:custom-shape>
        <draw:custom-shape draw:style-name="gr43" draw:text-style-name="P8" draw:layer="layout" svg:width="8.028cm" svg:height="2.866cm" svg:x="12.165cm" svg:y="11.358cm">
          <text:p text:style-name="P1"><text:span text:style-name="T1">Instance</text:span></text:p>
          <text:p text:style-name="P1"><text:span text:style-name="T1">(i-f31cp932)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6.035cm" svg:height="1.486cm" svg:x="13.081cm" svg:y="10.96cm">
          <text:p text:style-name="P1"><text:span text:style-name="T6">Eth0</text:span></text:p>
          <text:p text:style-name="P1"><text:span text:style-name="T6">192.168.4.50</text:span></text:p>
          <draw:enhanced-geometry svg:viewBox="0 0 21600 21600" draw:type="rectangle" draw:enhanced-path="M 0 0 L 21600 0 21600 21600 0 21600 0 0 Z N"/>
        </draw:custom-shape>
        <draw:line draw:style-name="gr45" draw:text-style-name="P6" draw:layer="layout" svg:x1="14.249cm" svg:y1="8.659cm" svg:x2="14.257cm" svg:y2="10.96cm">
          <text:p/>
        </draw:line>
        <draw:custom-shape draw:style-name="gr46" draw:text-style-name="P9" draw:layer="layout" svg:width="1.846cm" svg:height="0.88cm" svg:x="13.321cm" svg:y="7.779cm">
          <text:p text:style-name="P1"><text:span text:style-name="T6">vif-xxx</text:span></text:p>
          <draw:enhanced-geometry svg:viewBox="0 0 21600 21600" draw:type="rectangle" draw:enhanced-path="M 0 0 L 21600 0 21600 21600 0 21600 0 0 Z N"/>
        </draw:custom-shape>
        <draw:frame draw:style-name="gr47" draw:text-style-name="P6" draw:layer="layout" svg:width="1.692cm" svg:height="1.692cm" svg:x="13.538cm" svg:y="8.966cm">
          <draw:image xlink:href="Pictures/10000A320000069D0000069D742DC6884BF31F8A.svg" xlink:type="simple" xlink:show="embed" xlink:actuate="onLoad">
            <text:p/>
          </draw:image>
          <draw:image xlink:href="Pictures/100002010000004000000040F9F61BEEADEB2074.png" xlink:type="simple" xlink:show="embed" xlink:actuate="onLoad"/>
        </draw:frame>
        <draw:frame draw:style-name="gr48" draw:text-style-name="P10" draw:layer="layout" svg:width="5.334cm" svg:height="1.016cm" svg:x="15.367cm" svg:y="9.398cm">
          <draw:text-box>
            <text:p>&lt;= Blocking SS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DejaVu Sans" svg:font-family="'DejaVu Sans'" style:font-family-generic="roman" style:font-pitch="variable"/>
    <style:font-face style:name="Tinos" svg:font-family="Tinos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9:05:38.478133797</meta:creation-date>
    <dc:date>2016-09-04T17:06:17.006531580</dc:date>
    <meta:editing-duration>PT8H34M15S</meta:editing-duration>
    <meta:editing-cycles>63</meta:editing-cycles>
    <meta:generator>LibreOffice/5.1.5.2$Linux_X86_64 LibreOffice_project/10m0$Build-2</meta:generator>
    <meta:document-statistic meta:object-count="48"/>
  </office:meta>
</office:document-meta>
</file>